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2" svg:font-family="'Bitstream Vera Sans'"/>
    <style:font-face style:name="Microsoft YaHei" svg:font-family="'Microsoft YaHei'" style:font-pitch="variable"/>
    <style:font-face style:name="WenQuanYi Zen Hei" svg:font-family="'WenQuanYi Zen Hei'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  <style:text-properties style:font-name="Microsoft YaHei"/>
    </style:style>
    <style:style style:name="P3" style:family="paragraph">
      <style:paragraph-properties fo:text-align="center"/>
    </style:style>
    <style:style style:name="T1" style:family="text">
      <style:text-properties style:font-name="Microsoft YaHei"/>
    </style: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va (v2) 设计文档</text:h>
      <text:p text:style-name="P1">张扬(santa1987@gmail.com)<text:tab/>黄刚(herokuankuan@gmail.com)</text:p>
      <text:p text:style-name="Standard"/>
      <text:h text:style-name="Heading_20_2" text:outline-level="2">Nova 是什么</text:h>
      <text:p text:style-name="Text_20_body">Nova 是一个虚拟化集群管理平台，它可以为用户提供虚拟机组成的集群，并且可以自动化地进行软件的配置。</text:p>
      <text:h text:style-name="Heading_20_2" text:outline-level="2">如何部署 Nova</text:h>
      <text:p text:style-name="Text_20_body">Nova 基于 Ruby on Rails 建成，操作虚拟机需要 KVM 和 libvirt 库。依赖的环境请参照 installer 目录下的说明文件进行安装。</text:p>
      <text:h text:style-name="Heading_20_2" text:outline-level="2">系统构架</text:h>
      <text:p text:style-name="Text_20_body">Nova 平台有一个 Master 服务器，以及多个 Worker 节点运行虚拟机实例。此外还需要 NFS 或者 FTP 或者 Carrier 文件系统提供存储服务，以及一个 DHCP 服务器为虚拟机分配 IP 地址。</text:p>
      <text:p text:style-name="Text_20_body"/>
      <text:p text:style-name="Text_20_body"><draw:custom-shape text:anchor-type="paragraph" draw:z-index="0" draw:style-name="gr1" draw:text-style-name="P2" svg:width="1.3543in" svg:height="0.448in" svg:x="2.4256in" svg:y="0.0083in"><text:p text:style-name="P2"><text:span text:style-name="T1">Master </text:span><text:span text:style-name="T1">节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2" draw:text-style-name="P3" svg:x1="2.426in" svg:y1="0.2374in" svg:x2="1.228in" svg:y2="0.9976in"><text:p/></draw:line><draw:custom-shape text:anchor-type="paragraph" draw:z-index="5" draw:style-name="gr1" draw:text-style-name="P2" svg:width="1.4276in" svg:height="0.4169in" svg:x="5.1028in" svg:y="0.0854in"><text:p text:style-name="P2"><text:span text:style-name="T1">DHCP </text:span><text:span text:style-name="T1">服务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style-name="gr2" draw:text-style-name="P3" svg:x1="3.7799in" svg:y1="0.248in" svg:x2="4.9051in" svg:y2="0.976in"><text:p/></draw:line></text:p>
      <text:p text:style-name="Text_20_body"><draw:line text:anchor-type="paragraph" draw:z-index="4" draw:style-name="gr2" draw:text-style-name="P3" svg:x1="3.0717in" svg:y1="0.0866in" svg:x2="3.0717in" svg:y2="0.6228in"><text:p/></draw:line></text:p>
      <text:p text:style-name="Text_20_body"><draw:custom-shape text:anchor-type="paragraph" draw:z-index="1" draw:style-name="gr1" draw:text-style-name="P2" svg:width="1.4276in" svg:height="0.4169in" svg:x="2.3217in" svg:y="0.2535in"><text:p text:style-name="P2"><text:span text:style-name="T1">Worker </text:span><text:span text:style-name="T1">节点 </text:span><text:span text:style-name="T1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2" svg:width="1.4276in" svg:height="0.4169in" svg:x="4.311in" svg:y="0.2366in"><text:p text:style-name="P2"><text:span text:style-name="T1">Worker </text:span><text:span text:style-name="T1">节点 </text:span><text:span text:style-name="T1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2" svg:width="1.4276in" svg:height="0.4169in" svg:x="0.4256in" svg:y="0.2591in"><text:p text:style-name="P2"><text:span text:style-name="T1">Worker </text:span><text:span text:style-name="T1">节点 </text:span><text:span text:style-name="T1">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7" draw:style-name="gr1" draw:text-style-name="P2" svg:width="1.313in" svg:height="0.3606in" svg:x="2.5299in" svg:y="0.2472in"><text:p text:style-name="P2"><text:span text:style-name="T1">存储 </text:span><text:span text:style-name="T1">c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draw:text-style-name="P2" svg:width="1.313in" svg:height="0.3606in" svg:x="4.5402in" svg:y="0.2055in"><text:p text:style-name="P2"><text:span text:style-name="T1">存储 </text:span><text:span text:style-name="T1">c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draw:text-style-name="P2" svg:width="1.313in" svg:height="0.3606in" svg:x="0.6547in" svg:y="0.2165in"><text:p text:style-name="P2"><text:span text:style-name="T1">存储 </text:span><text:span text:style-name="T1">c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line text:anchor-type="paragraph" draw:z-index="12" draw:style-name="gr2" draw:text-style-name="P3" svg:x1="1.3425in" svg:y1="0.2075in" svg:x2="1.3425in" svg:y2="0.5858in"><text:p/></draw:line><draw:line text:anchor-type="paragraph" draw:z-index="13" draw:style-name="gr2" draw:text-style-name="P3" svg:x1="3.3634in" svg:y1="0.2382in" svg:x2="3.3634in" svg:y2="0.5862in"><text:p/></draw:line><draw:line text:anchor-type="paragraph" draw:z-index="14" draw:style-name="gr2" draw:text-style-name="P3" svg:x1="5.2902in" svg:y1="0.1965in" svg:x2="5.2902in" svg:y2="0.5862in"><text:p/></draw:line></text:p>
      <text:p text:style-name="Text_20_body"><draw:custom-shape text:anchor-type="paragraph" draw:z-index="10" draw:style-name="gr1" draw:text-style-name="P2" svg:width="5.448in" svg:height="0.4969in" svg:x="0.4154in" svg:y="0.2165in"><text:p text:style-name="P2"><text:span text:style-name="T1">数据仓库</text:span><text:span text:style-name="T1">(NFS </text:span><text:span text:style-name="T1">或者 </text:span><text:span text:style-name="T1">FTP </text:span><text:span text:style-name="T1">或者 </text:span><text:span text:style-name="T1">Carrier </text:span><text:span text:style-name="T1">文件系统</text:span><text:span text:style-name="T1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Heading_20_2" text:outline-level="2"><text:soft-page-break/>实现细节</text:h>
      <text:h text:style-name="Heading_20_3" text:outline-level="3">Master 的数据模型</text:h>
      <text:h text:style-name="Heading_20_3" text:outline-level="3">Worker 提供的 AP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2" svg:font-family="'Bitstream Vera Sans'"/>
    <style:font-face style:name="Microsoft YaHei" svg:font-family="'Microsoft YaHei'" style:font-pitch="variable"/>
    <style:font-face style:name="WenQuanYi Zen Hei" svg:font-family="'WenQuanYi Zen Hei'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 PL UMing CN" fo:font-size="12pt" fo:language="en" fo:country="US" style:letter-kerning="true" style:font-name-asian="DejaVu Sans" style:font-size-asian="10.5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crosoft YaHei" fo:font-size="12pt" style:font-name-asian="Microsoft YaHei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Bitstream Ver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style:font-name="Microsoft YaHei" fo:font-size="24pt" fo:font-weight="normal" style:font-name-asian="Microsoft YaHei" style:font-size-asian="24pt" style:font-weight-asian="normal" style:font-size-complex="24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Microsoft YaHei" fo:font-size="18pt" fo:font-style="normal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Microsoft YaHei" fo:font-size="16pt" fo:font-weight="normal" style:font-name-asian="Microsoft YaHei" style:font-size-asian="16pt" style:font-weight-asian="normal" style:font-size-complex="16pt" style:font-weight-complex="normal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1:19:10</meta:creation-date>
    <dc:date>2009-08-12T11:40:30</dc:date>
    <meta:editing-duration>PT00H21M22S</meta:editing-duration>
    <meta:editing-cycles>35</meta:editing-cycles>
    <meta:generator>OpenOffice.org/3.0$Linux OpenOffice.org_project/300m15$Build-9379</meta:generator>
    <meta:document-statistic meta:table-count="0" meta:image-count="0" meta:object-count="0" meta:page-count="2" meta:paragraph-count="11" meta:word-count="50" meta:character-count="358"/>
    <meta:user-defined meta:name="Info 1"/>
    <meta:user-defined meta:name="Info 2"/>
    <meta:user-defined meta:name="Info 3"/>
    <meta:user-defined meta:name="Info 4"/>
  </office:meta>
</office:document-meta>
</file>